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640000002664330BBDF84FC95E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729fcf" draw:fill="none" draw:textarea-vertical-align="middle"/>
    </style:style>
    <style:style style:name="gr2" style:family="graphic" style:parent-style-name="standard">
      <style:graphic-properties draw:stroke="none" draw:textarea-horizontal-align="justify" draw:textarea-vertical-align="middle" draw:auto-grow-height="false" fo:min-height="3.56cm" fo:min-width="2.675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textarea-horizontal-align="justify" draw:textarea-vertical-align="middle" draw:auto-grow-height="false" fo:min-height="1.995cm" fo:min-width="1.745cm"/>
    </style:style>
    <style:style style:name="gr5" style:family="graphic" style:parent-style-name="standard">
      <style:graphic-properties draw:stroke="none" draw:textarea-horizontal-align="justify" draw:textarea-vertical-align="middle" draw:auto-grow-height="false" fo:min-height="0.385cm" fo:min-width="0.77cm"/>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drawing>
      <draw:page draw:name="page1" draw:style-name="dp1" draw:master-page-name="Default">
        <draw:path draw:style-name="gr1" draw:text-style-name="P1" draw:layer="layout" svg:width="15.783cm" svg:height="1.665cm" svg:x="0.26cm" svg:y="13.08cm" svg:viewBox="0 0 15784 1666" svg:d="M0 494c615 24 1234-43 1846 78 556 110 1135 24 1691 156 444 106 900 121 1352 208 482 92 926 288 1404 390 457 98 915 195 1378 260 627 89 1265 63 1898 78 731 18 1464-102 2159-312 447-135 915-241 1326-468 424-234 887-349 1326-546 361-162 764-200 1144-312l260-26">
          <text:p/>
        </draw:path>
        <draw:custom-shape draw:style-name="gr2" draw:text-style-name="P2" draw:layer="layout" svg:width="3.175cm" svg:height="3.81cm" svg:x="22.542cm" svg:y="11.747cm">
          <text:p/>
          <draw:enhanced-geometry svg:viewBox="0 0 21600 21600" draw:type="rectangle" draw:enhanced-path="M 0 0 L 21600 0 21600 21600 0 21600 0 0 Z N"/>
        </draw:custom-shape>
        <draw:frame draw:style-name="gr3" draw:text-style-name="P2" draw:layer="layout" svg:width="29.283cm" svg:height="11.581cm" svg:x="0.252cm" svg:y="6.012cm">
          <draw:image xlink:href="Pictures/1000020100000640000002664330BBDF84FC95EA.png" xlink:type="simple" xlink:show="embed" xlink:actuate="onLoad" draw:mime-type="image/png">
            <text:p/>
          </draw:image>
        </draw:frame>
        <draw:custom-shape draw:style-name="gr4" draw:text-style-name="P2" draw:layer="layout" svg:width="3.175cm" svg:height="3.175cm" svg:x="22.542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27cm" svg:height="0.635cm" draw:transform="rotate (0.733038285837618) translate (24.647cm 10.684cm)">
          <text:p/>
          <draw:enhanced-geometry svg:viewBox="0 0 21600 21600" draw:type="rectangle" draw:enhanced-path="M 0 0 L 21600 0 21600 21600 0 21600 0 0 Z N"/>
        </draw:custom-shape>
        <draw:path draw:style-name="gr1" draw:text-style-name="P1" draw:layer="layout" svg:width="13.339cm" svg:height="1.293cm" svg:x="16.018cm" svg:y="12.793cm" svg:viewBox="0 0 13340 1294" svg:d="M0 286c813-42 1624 91 2418 260 518 110 1017 316 1561 312 463-3 905 155 1352 260 374 88 760 146 1144 156 553 15 1114 48 1664-26 504-68 1002-199 1508-260 452-54 962 16 1352-234 279-179 578-232 833-416 246-177 539-264 832-312h312 286l78-26">
          <text:p/>
        </draw:path>
        <draw:line draw:style-name="gr1" draw:text-style-name="P1" draw:layer="layout" svg:x1="0.271cm" svg:y1="16.099cm" svg:x2="0.271cm" svg:y2="13.559cm">
          <text:p/>
        </draw:line>
        <draw:line draw:style-name="gr1" draw:text-style-name="P1" draw:layer="layout" svg:x1="29.349cm" svg:y1="15.322cm" svg:x2="29.349cm" svg:y2="12.782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1-05-30T15:33:48.838366608</meta:creation-date>
    <dc:date>2021-05-30T15:46:41.317916257</dc:date>
    <meta:editing-duration>PT2M17S</meta:editing-duration>
    <meta:editing-cycles>1</meta:editing-cycles>
    <meta:document-statistic meta:object-count="8"/>
    <meta:generator>LibreOffice/7.1.3.2$MacOSX_X86_64 LibreOffice_project/47f78053abe362b9384784d31a6e56f8511eb1c1</meta:generator>
  </office:meta>
</office:document-meta>
</file>